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3"/>
    <style:style style:name="ce3" style:family="table-cell" style:parent-style-name="Default" style:data-style-name="N0"/>
    <style:style style:name="ce4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0pt" style:text-position="sub" style:font-size-asian="10pt" style:font-size-complex="10pt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8.52cm" svg:y="19.095cm">
            <draw:object draw:notify-on-update-of-ranges="Tabelle1.A12:Tabelle1.A17 Tabelle1.G12:Tabelle1.G17 Tabelle1.H12:Tabelle1.H17 Tabelle1.H12:Tabelle1.H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16.813cm">
            <draw:object draw:notify-on-update-of-ranges="Tabelle1.A20:Tabelle1.A25 Tabelle1.G20:Tabelle1.G25 Tabelle1.H20:Tabelle1.H25 Tabelle1.H20:Tabelle1.H25 Tabelle1.H20:Tabelle1.H25 Tabelle1.H20:Tabelle1.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Luft</text:p>
          </table:table-cell>
          <table:table-cell table:number-columns-repeated="25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formula="of:=[.C4]/[.E4]" office:value-type="float" office:value="1.85867087497808" calcext:value-type="float">
            <text:p>1,858670875</text:p>
          </table:table-cell>
          <table:table-cell table:formula="of:=[.G4]*SQRT(([.F4]/[.E4])^2+ ([.D4]/[.C4])^2)" office:value-type="float" office:value="0.0131324806323081" calcext:value-type="float">
            <text:p>0,0131324806</text:p>
          </table:table-cell>
          <table:table-cell table:formula="of:=1/[.G4]" office:value-type="float" office:value="0.538018867924528" calcext:value-type="float">
            <text:p>0,5380188679</text:p>
          </table:table-cell>
          <table:table-cell table:formula="of:=[.I4]*[.H4]/[.G4]" office:value-type="float" office:value="0.00380138434294803" calcext:value-type="float">
            <text:p>0,0038013843</text:p>
          </table:table-cell>
          <table:table-cell table:number-columns-repeated="16"/>
        </table:table-row>
        <table:table-row table:style-name="ro1">
          <table:table-cell table:style-name="ce1" office:value-type="float" office:value="2.5" calcext:value-type="float">
            <text:p>2,50</text:p>
          </table:table-cell>
          <table:table-cell office:value-type="float" office:value="0.05" calcext:value-type="float">
            <text:p>0,05</text:p>
          </table:table-cell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54.4" calcext:value-type="float">
            <text:p>54,4</text:p>
          </table:table-cell>
          <table:table-cell office:value-type="float" office:value="0.3" calcext:value-type="float">
            <text:p>0,3</text:p>
          </table:table-cell>
          <table:table-cell table:formula="of:=[.C5]/[.E5]" office:value-type="float" office:value="1.85661764705882" calcext:value-type="float">
            <text:p>1,8566176471</text:p>
          </table:table-cell>
          <table:table-cell table:formula="of:=[.G5]*SQRT(([.F5]/[.E5])^2+ ([.D5]/[.C5])^2)" office:value-type="float" office:value="0.0137589501023043" calcext:value-type="float">
            <text:p>0,0137589501</text:p>
          </table:table-cell>
          <table:table-cell table:formula="of:=1/[.G5]" office:value-type="float" office:value="0.538613861386139" calcext:value-type="float">
            <text:p>0,5386138614</text:p>
          </table:table-cell>
          <table:table-cell table:formula="of:=[.I5]*[.H5]/[.G5]" office:value-type="float" office:value="0.00399153872902217" calcext:value-type="float">
            <text:p>0,0039915387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5.25" calcext:value-type="float">
            <text:p>55,25</text:p>
          </table:table-cell>
          <table:table-cell office:value-type="float" office:value="0.3" calcext:value-type="float">
            <text:p>0,3</text:p>
          </table:table-cell>
          <table:table-cell table:formula="of:=[.C6]/[.E6]" office:value-type="float" office:value="1.86425339366516" calcext:value-type="float">
            <text:p>1,8642533937</text:p>
          </table:table-cell>
          <table:table-cell table:formula="of:=[.G6]*SQRT(([.F6]/[.E6])^2+ ([.D6]/[.C6])^2)" office:value-type="float" office:value="0.0135781553802662" calcext:value-type="float">
            <text:p>0,0135781554</text:p>
          </table:table-cell>
          <table:table-cell table:formula="of:=1/[.G6]" office:value-type="float" office:value="0.536407766990291" calcext:value-type="float">
            <text:p>0,536407767</text:p>
          </table:table-cell>
          <table:table-cell table:formula="of:=[.I6]*[.H6]/[.G6]" office:value-type="float" office:value="0.003906887353471" calcext:value-type="float">
            <text:p>0,0039068874</text:p>
          </table:table-cell>
          <table:table-cell table:number-columns-repeated="16"/>
        </table:table-row>
        <table:table-row table:style-name="ro1">
          <table:table-cell table:style-name="ce1" office:value-type="float" office:value="1.5" calcext:value-type="float">
            <text:p>1,50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5.69" calcext:value-type="float">
            <text:p>55,69</text:p>
          </table:table-cell>
          <table:table-cell office:value-type="float" office:value="0.3" calcext:value-type="float">
            <text:p>0,3</text:p>
          </table:table-cell>
          <table:table-cell table:formula="of:=[.C7]/[.E7]" office:value-type="float" office:value="1.86748069671395" calcext:value-type="float">
            <text:p>1,8674806967</text:p>
          </table:table-cell>
          <table:table-cell table:formula="of:=[.G7]*SQRT(([.F7]/[.E7])^2+ ([.D7]/[.C7])^2)" office:value-type="float" office:value="0.0134838419371607" calcext:value-type="float">
            <text:p>0,0134838419</text:p>
          </table:table-cell>
          <table:table-cell table:formula="of:=1/[.G7]" office:value-type="float" office:value="0.535480769230769" calcext:value-type="float">
            <text:p>0,5354807692</text:p>
          </table:table-cell>
          <table:table-cell table:formula="of:=[.I7]*[.H7]/[.G7]" office:value-type="float" office:value="0.00386635217456433" calcext:value-type="float">
            <text:p>0,0038663522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4.56" calcext:value-type="float">
            <text:p>54,56</text:p>
          </table:table-cell>
          <table:table-cell office:value-type="float" office:value="0.3" calcext:value-type="float">
            <text:p>0,3</text:p>
          </table:table-cell>
          <table:table-cell table:formula="of:=[.C8]/[.E8]" office:value-type="float" office:value="1.86950146627566" calcext:value-type="float">
            <text:p>1,8695014663</text:p>
          </table:table-cell>
          <table:table-cell table:formula="of:=[.G8]*SQRT(([.F8]/[.E8])^2+ ([.D8]/[.C8])^2)" office:value-type="float" office:value="0.013771399629593" calcext:value-type="float">
            <text:p>0,0137713996</text:p>
          </table:table-cell>
          <table:table-cell table:formula="of:=1/[.G8]" office:value-type="float" office:value="0.534901960784314" calcext:value-type="float">
            <text:p>0,5349019608</text:p>
          </table:table-cell>
          <table:table-cell table:formula="of:=[.I8]*[.H8]/[.G8]" office:value-type="float" office:value="0.00394027434452277" calcext:value-type="float">
            <text:p>0,0039402743</text:p>
          </table:table-cell>
          <table:table-cell table:number-columns-repeated="16"/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5.94" calcext:value-type="float">
            <text:p>55,94</text:p>
          </table:table-cell>
          <table:table-cell office:value-type="float" office:value="0.3" calcext:value-type="float">
            <text:p>0,3</text:p>
          </table:table-cell>
          <table:table-cell table:formula="of:=[.C9]/[.E9]" office:value-type="float" office:value="1.87701108330354" calcext:value-type="float">
            <text:p>1,8770110833</text:p>
          </table:table-cell>
          <table:table-cell table:formula="of:=[.G9]*SQRT(([.F9]/[.E9])^2+ ([.D9]/[.C9])^2)" office:value-type="float" office:value="0.0134617572143276" calcext:value-type="float">
            <text:p>0,0134617572</text:p>
          </table:table-cell>
          <table:table-cell table:formula="of:=1/[.G9]" office:value-type="float" office:value="0.532761904761905" calcext:value-type="float">
            <text:p>0,5327619048</text:p>
          </table:table-cell>
          <table:table-cell table:formula="of:=[.I9]*[.H9]/[.G9]" office:value-type="float" office:value="0.00382092118621107" calcext:value-type="float">
            <text:p>0,0038209212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float" office:value="5350" calcext:value-type="float">
            <text:p>5350</text:p>
          </table:table-cell>
          <table:table-cell office:value-type="float" office:value="7.19" calcext:value-type="float">
            <text:p>7,19</text:p>
          </table:table-cell>
          <table:table-cell office:value-type="float" office:value="0.01" calcext:value-type="float">
            <text:p>0,01</text:p>
          </table:table-cell>
          <table:table-cell office:value-type="float" office:value="1011.7" calcext:value-type="float">
            <text:p>1011,7</text:p>
          </table:table-cell>
          <table:table-cell office:value-type="float" office:value="0.1" calcext:value-type="float">
            <text:p>0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gon</text:p>
          </table:table-cell>
          <table:table-cell table:number-columns-repeated="5"/>
          <table:table-cell table:style-name="ce2"/>
          <table:table-cell table:number-columns-repeated="19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59.44" calcext:value-type="float">
            <text:p>59,44</text:p>
          </table:table-cell>
          <table:table-cell office:value-type="float" office:value="0.3" calcext:value-type="float">
            <text:p>0,3</text:p>
          </table:table-cell>
          <table:table-cell table:style-name="ce3" table:formula="of:=[.C12]/[.E12]" office:value-type="float" office:value="1.91790040376851" calcext:value-type="float">
            <text:p>1,9179004038</text:p>
          </table:table-cell>
          <table:table-cell table:formula="of:=[.G12]*SQRT(([.F12]/[.E12])^2+ ([.D12]/[.C12])^2)" office:value-type="float" office:value="0.0128241397517675" calcext:value-type="float">
            <text:p>0,0128241398</text:p>
          </table:table-cell>
          <table:table-cell table:formula="of:=1/[.G12]" office:value-type="float" office:value="0.52140350877193" calcext:value-type="float">
            <text:p>0,5214035088</text:p>
          </table:table-cell>
          <table:table-cell table:formula="of:=[.I12]*[.H12]/[.G12]" office:value-type="float" office:value="0.0034863913946807" calcext:value-type="float">
            <text:p>0,0034863914</text:p>
          </table:table-cell>
          <table:table-cell/>
          <table:table-cell office:value-type="float" office:value="15.95" calcext:value-type="float">
            <text:p>15,95</text:p>
          </table:table-cell>
          <table:table-cell table:formula="of:=[.L12]/2*0.1" office:value-type="float" office:value="0.7975" calcext:value-type="float">
            <text:p>0,7975</text:p>
          </table:table-cell>
          <table:table-cell table:formula="of:=0.05*0.1" office:value-type="float" office:value="0.005" calcext:value-type="float">
            <text:p>0,005</text:p>
          </table:table-cell>
          <table:table-cell office:value-type="float" office:value="47.5" calcext:value-type="float">
            <text:p>47,5</text:p>
          </table:table-cell>
          <table:table-cell office:value-type="float" office:value="0.5" calcext:value-type="float">
            <text:p>0,5</text:p>
          </table:table-cell>
          <table:table-cell table:style-name="ce4" table:formula="of:=PI()*[.M12]^2*[.O12]" office:value-type="float" office:value="94.9084467252667" calcext:value-type="float">
            <text:p>94,9</text:p>
          </table:table-cell>
          <table:table-cell table:formula="of:=[.Q12]*SQRT((2*[.N12]/[.M12])^2 + ([.P12]/[.O12])^2)" office:value-type="float" office:value="1.55381818969291" calcext:value-type="float">
            <text:p>1,553818189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5.78" calcext:value-type="float">
            <text:p>55,78</text:p>
          </table:table-cell>
          <table:table-cell office:value-type="float" office:value="0.3" calcext:value-type="float">
            <text:p>0,3</text:p>
          </table:table-cell>
          <table:table-cell table:style-name="ce3" table:formula="of:=[.C13]/[.E13]" office:value-type="float" office:value="1.93617784152026" calcext:value-type="float">
            <text:p>1,9361778415</text:p>
          </table:table-cell>
          <table:table-cell table:formula="of:=[.G13]*SQRT(([.F13]/[.E13])^2+ ([.D13]/[.C13])^2)" office:value-type="float" office:value="0.0137399449435899" calcext:value-type="float">
            <text:p>0,0137399449</text:p>
          </table:table-cell>
          <table:table-cell table:formula="of:=1/[.G13]" office:value-type="float" office:value="0.516481481481481" calcext:value-type="float">
            <text:p>0,5164814815</text:p>
          </table:table-cell>
          <table:table-cell table:formula="of:=[.I13]*[.H13]/[.G13]" office:value-type="float" office:value="0.0036651731921316" calcext:value-type="float">
            <text:p>0,0036651732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3.85" calcext:value-type="float">
            <text:p>53,85</text:p>
          </table:table-cell>
          <table:table-cell office:value-type="float" office:value="0.3" calcext:value-type="float">
            <text:p>0,3</text:p>
          </table:table-cell>
          <table:table-cell table:style-name="ce3" table:formula="of:=[.C14]/[.E14]" office:value-type="float" office:value="1.94986072423398" calcext:value-type="float">
            <text:p>1,9498607242</text:p>
          </table:table-cell>
          <table:table-cell table:formula="of:=[.G14]*SQRT(([.F14]/[.E14])^2+ ([.D14]/[.C14])^2)" office:value-type="float" office:value="0.0142902470169137" calcext:value-type="float">
            <text:p>0,014290247</text:p>
          </table:table-cell>
          <table:table-cell table:formula="of:=1/[.G14]" office:value-type="float" office:value="0.512857142857143" calcext:value-type="float">
            <text:p>0,5128571429</text:p>
          </table:table-cell>
          <table:table-cell table:formula="of:=[.I14]*[.H14]/[.G14]" office:value-type="float" office:value="0.00375865576691194" calcext:value-type="float">
            <text:p>0,0037586558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3.09" calcext:value-type="float">
            <text:p>53,09</text:p>
          </table:table-cell>
          <table:table-cell office:value-type="float" office:value="0.3" calcext:value-type="float">
            <text:p>0,3</text:p>
          </table:table-cell>
          <table:table-cell table:formula="of:=[.C15]/[.E15]" office:value-type="float" office:value="1.958937653042" calcext:value-type="float">
            <text:p>1,958937653</text:p>
          </table:table-cell>
          <table:table-cell table:formula="of:=[.G15]*SQRT(([.F15]/[.E15])^2+ ([.D15]/[.C15])^2)" office:value-type="float" office:value="0.0145338440221471" calcext:value-type="float">
            <text:p>0,014533844</text:p>
          </table:table-cell>
          <table:table-cell table:formula="of:=1/[.G15]" office:value-type="float" office:value="0.510480769230769" calcext:value-type="float">
            <text:p>0,5104807692</text:p>
          </table:table-cell>
          <table:table-cell table:formula="of:=[.I15]*[.H15]/[.G15]" office:value-type="float" office:value="0.00378738336301026" calcext:value-type="float">
            <text:p>0,0037873834</text:p>
          </table:table-cell>
          <table:table-cell/>
          <table:table-cell table:formula="of:=[.M10]" office:value-type="float" office:value="7.19" calcext:value-type="float">
            <text:p>7,19</text:p>
          </table:table-cell>
          <table:table-cell table:formula="of:=[.N10]" office:value-type="float" office:value="0.01" calcext:value-type="float">
            <text:p>0,01</text:p>
          </table:table-cell>
          <table:table-cell table:formula="of:=[.L10]+[.Q12]" office:value-type="float" office:value="5444.90844672527" calcext:value-type="float">
            <text:p>5444,9084467253</text:p>
          </table:table-cell>
          <table:table-cell table:formula="of:=[.R12]" office:value-type="float" office:value="1.55381818969291" calcext:value-type="float">
            <text:p>1,5538181897</text:p>
          </table:table-cell>
          <table:table-cell table:formula="of:=[.O10]" office:value-type="float" office:value="1011.7" calcext:value-type="float">
            <text:p>1011,7</text:p>
          </table:table-cell>
          <table:table-cell table:formula="of:=[.P10]" office:value-type="float" office:value="0.1" calcext:value-type="float">
            <text:p>0,1</text:p>
          </table:table-cell>
          <table:table-cell table:formula="of:=PI()*[.M12]^2" office:value-type="float" office:value="1.99807256263719" calcext:value-type="float">
            <text:p>1,9980725626</text:p>
          </table:table-cell>
          <table:table-cell table:formula="of:=2*[.R15]*[.N12]/[.M12]" office:value-type="float" office:value="0.0250542014123786" calcext:value-type="float">
            <text:p>0,0250542014</text:p>
          </table:table-cell>
          <table:table-cell office:value-type="float" office:value="1.88" calcext:value-type="float">
            <text:p>1,88</text:p>
          </table:table-cell>
          <table:table-cell office:value-type="float" office:value="0.015" calcext:value-type="float">
            <text:p>0,015</text:p>
          </table:table-cell>
          <table:table-cell/>
          <table:table-cell table:formula="of:=4*PI()^2*[.L$15]*[.N$15]*[.T15]^2/([.P$15]^2*[.R$15]^2)" office:value-type="float" office:value="1.33680756649684" calcext:value-type="float">
            <text:p>1,3368075665</text:p>
          </table:table-cell>
          <table:table-cell table:formula="of:=[.W15]*SQRT(([.M$15]/[.L$15])^2 + ([.O$15]/[.N$15])^2 + ([.Q$15]/[.P$15])^2 + (2*[.S$15]/[.R$15])^2 + (2*[.U15]/[.T15])^2)" office:value-type="float" office:value="0.039781882374735" calcext:value-type="float">
            <text:p>0,0397818824</text:p>
          </table:table-cell>
          <table:table-cell table:formula="of:=2/([.W15]-1)" office:value-type="float" office:value="5.93810887564713" calcext:value-type="float">
            <text:p>5,9381088756</text:p>
          </table:table-cell>
          <table:table-cell table:formula="of:=2*[.X15]/([.W15]-1)^2" office:value-type="float" office:value="0.701377202645416" calcext:value-type="float">
            <text:p>0,701377202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88" calcext:value-type="float">
            <text:p>53,88</text:p>
          </table:table-cell>
          <table:table-cell office:value-type="float" office:value="0.3" calcext:value-type="float">
            <text:p>0,3</text:p>
          </table:table-cell>
          <table:table-cell table:style-name="ce3" table:formula="of:=[.C16]/[.E16]" office:value-type="float" office:value="1.96733481811433" calcext:value-type="float">
            <text:p>1,9673348181</text:p>
          </table:table-cell>
          <table:table-cell table:formula="of:=[.G16]*SQRT(([.F16]/[.E16])^2+ ([.D16]/[.C16])^2)" office:value-type="float" office:value="0.0143563879330928" calcext:value-type="float">
            <text:p>0,0143563879</text:p>
          </table:table-cell>
          <table:table-cell table:formula="of:=1/[.G16]" office:value-type="float" office:value="0.508301886792453" calcext:value-type="float">
            <text:p>0,5083018868</text:p>
          </table:table-cell>
          <table:table-cell table:formula="of:=[.I16]*[.H16]/[.G16]" office:value-type="float" office:value="0.00370927155191101" calcext:value-type="float">
            <text:p>0,0037092716</text:p>
          </table:table-cell>
          <table:table-cell table:number-columns-repeated="9"/>
          <table:table-cell office:value-type="float" office:value="1.91" calcext:value-type="float">
            <text:p>1,91</text:p>
          </table:table-cell>
          <table:table-cell office:value-type="float" office:value="0.015" calcext:value-type="float">
            <text:p>0,015</text:p>
          </table:table-cell>
          <table:table-cell/>
          <table:table-cell table:formula="of:=4*PI()^2*[.L$15]*[.N$15]*[.T16]^2/([.P$15]^2*[.R$15]^2)" office:value-type="float" office:value="1.37981204259199" calcext:value-type="float">
            <text:p>1,3798120426</text:p>
          </table:table-cell>
          <table:table-cell table:formula="of:=[.W16]*SQRT(([.M$15]/[.L$15])^2 + ([.O$15]/[.N$15])^2 + ([.Q$15]/[.P$15])^2 + (2*[.S$15]/[.R$15])^2 + (2*[.U16]/[.T16])^2)" office:value-type="float" office:value="0.0408772429858792" calcext:value-type="float">
            <text:p>0,040877243</text:p>
          </table:table-cell>
          <table:table-cell table:formula="of:=2/([.W16]-1)" office:value-type="float" office:value="5.26576247122446" calcext:value-type="float">
            <text:p>5,2657624712</text:p>
          </table:table-cell>
          <table:table-cell table:formula="of:=2*[.X16]/([.W16]-1)^2" office:value-type="float" office:value="0.566727296410127" calcext:value-type="float">
            <text:p>0,5667272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5" calcext:value-type="float">
            <text:p>53,5</text:p>
          </table:table-cell>
          <table:table-cell office:value-type="float" office:value="0.3" calcext:value-type="float">
            <text:p>0,3</text:p>
          </table:table-cell>
          <table:table-cell table:style-name="ce3" table:formula="of:=[.C17]/[.E17]" office:value-type="float" office:value="1.98130841121495" calcext:value-type="float">
            <text:p>1,9813084112</text:p>
          </table:table-cell>
          <table:table-cell table:formula="of:=[.G17]*SQRT(([.F17]/[.E17])^2+ ([.D17]/[.C17])^2)" office:value-type="float" office:value="0.0145182332776503" calcext:value-type="float">
            <text:p>0,0145182333</text:p>
          </table:table-cell>
          <table:table-cell table:formula="of:=1/[.G17]" office:value-type="float" office:value="0.504716981132076" calcext:value-type="float">
            <text:p>0,5047169811</text:p>
          </table:table-cell>
          <table:table-cell table:formula="of:=[.I17]*[.H17]/[.G17]" office:value-type="float" office:value="0.00369836358125262" calcext:value-type="float">
            <text:p>0,0036983636</text:p>
          </table:table-cell>
          <table:table-cell table:number-columns-repeated="9"/>
          <table:table-cell office:value-type="float" office:value="1.86" calcext:value-type="float">
            <text:p>1,8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4*PI()^2*[.L$15]*[.N$15]*[.T17]^2/([.P$15]^2*[.R$15]^2)" office:value-type="float" office:value="1.30851614334893" calcext:value-type="float">
            <text:p>1,3085161433</text:p>
          </table:table-cell>
          <table:table-cell table:formula="of:=[.W17]*SQRT(([.M$15]/[.L$15])^2 + ([.O$15]/[.N$15])^2 + ([.Q$15]/[.P$15])^2 + (2*[.S$15]/[.R$15])^2 + (2*[.U17]/[.T17])^2)" office:value-type="float" office:value="0.0534978780251183" calcext:value-type="float">
            <text:p>0,053497878</text:p>
          </table:table-cell>
          <table:table-cell table:formula="of:=2/([.W17]-1)" office:value-type="float" office:value="6.48264294467727" calcext:value-type="float">
            <text:p>6,4826429447</text:p>
          </table:table-cell>
          <table:table-cell table:formula="of:=2*[.X17]/([.W17]-1)^2" office:value-type="float" office:value="1.12411505527767" calcext:value-type="float">
            <text:p>1,1241150553</text:p>
          </table:table-cell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CO<text:span text:style-name="T1">2</text:span>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5.19" calcext:value-type="float">
            <text:p>55,19</text:p>
          </table:table-cell>
          <table:table-cell office:value-type="float" office:value="0.3" calcext:value-type="float">
            <text:p>0,3</text:p>
          </table:table-cell>
          <table:table-cell table:style-name="ce3" table:formula="of:=[.C20]/[.E20]" office:value-type="float" office:value="1.84816089871354" calcext:value-type="float">
            <text:p>1,8481608987</text:p>
          </table:table-cell>
          <table:table-cell table:formula="of:=[.G20]*SQRT(([.F20]/[.E20])^2+ ([.D20]/[.C20])^2)" office:value-type="float" office:value="0.013527829071755" calcext:value-type="float">
            <text:p>0,0135278291</text:p>
          </table:table-cell>
          <table:table-cell table:formula="of:=1/[.G20]" office:value-type="float" office:value="0.541078431372549" calcext:value-type="float">
            <text:p>0,5410784314</text:p>
          </table:table-cell>
          <table:table-cell table:formula="of:=[.I20]*[.H20]/[.G20]" office:value-type="float" office:value="0.00396048663247674" calcext:value-type="float">
            <text:p>0,0039604866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6.85" calcext:value-type="float">
            <text:p>56,85</text:p>
          </table:table-cell>
          <table:table-cell office:value-type="float" office:value="0.3" calcext:value-type="float">
            <text:p>0,3</text:p>
          </table:table-cell>
          <table:table-cell table:style-name="ce3" table:formula="of:=[.C21]/[.E21]" office:value-type="float" office:value="1.8117854001759" calcext:value-type="float">
            <text:p>1,8117854002</text:p>
          </table:table-cell>
          <table:table-cell table:formula="of:=[.G21]*SQRT(([.F21]/[.E21])^2+ ([.D21]/[.C21])^2)" office:value-type="float" office:value="0.0129909056328152" calcext:value-type="float">
            <text:p>0,0129909056</text:p>
          </table:table-cell>
          <table:table-cell table:formula="of:=1/[.G21]" office:value-type="float" office:value="0.551941747572816" calcext:value-type="float">
            <text:p>0,5519417476</text:p>
          </table:table-cell>
          <table:table-cell table:formula="of:=[.I21]*[.H21]/[.G21]" office:value-type="float" office:value="0.00395754550005392" calcext:value-type="float">
            <text:p>0,003957545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style-name="ce3" table:formula="of:=[.C22]/[.E22]" office:value-type="float" office:value="1.82360161318604" calcext:value-type="float">
            <text:p>1,8236016132</text:p>
          </table:table-cell>
          <table:table-cell table:formula="of:=[.G22]*SQRT(([.F22]/[.E22])^2+ ([.D22]/[.C22])^2)" office:value-type="float" office:value="0.0129957175589302" calcext:value-type="float">
            <text:p>0,0129957176</text:p>
          </table:table-cell>
          <table:table-cell table:formula="of:=1/[.G22]" office:value-type="float" office:value="0.548365384615385" calcext:value-type="float">
            <text:p>0,5483653846</text:p>
          </table:table-cell>
          <table:table-cell table:formula="of:=[.I22]*[.H22]/[.G22]" office:value-type="float" office:value="0.00390787198586922" calcext:value-type="float">
            <text:p>0,003907872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table:style-name="ce3" table:formula="of:=[.C23]/[.E23]" office:value-type="float" office:value="1.83050847457627" calcext:value-type="float">
            <text:p>1,8305084746</text:p>
          </table:table-cell>
          <table:table-cell table:formula="of:=[.G23]*SQRT(([.F23]/[.E23])^2+ ([.D23]/[.C23])^2)" office:value-type="float" office:value="0.0125877387845823" calcext:value-type="float">
            <text:p>0,0125877388</text:p>
          </table:table-cell>
          <table:table-cell table:formula="of:=1/[.G23]" office:value-type="float" office:value="0.546296296296296" calcext:value-type="float">
            <text:p>0,5462962963</text:p>
          </table:table-cell>
          <table:table-cell table:formula="of:=[.I23]*[.H23]/[.G23]" office:value-type="float" office:value="0.00375668027341657" calcext:value-type="float">
            <text:p>0,0037566803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59.41" calcext:value-type="float">
            <text:p>59,41</text:p>
          </table:table-cell>
          <table:table-cell office:value-type="float" office:value="0.3" calcext:value-type="float">
            <text:p>0,3</text:p>
          </table:table-cell>
          <table:table-cell table:style-name="ce3" table:formula="of:=[.C24]/[.E24]" office:value-type="float" office:value="1.80104359535432" calcext:value-type="float">
            <text:p>1,8010435954</text:p>
          </table:table-cell>
          <table:table-cell table:formula="of:=[.G24]*SQRT(([.F24]/[.E24])^2+ ([.D24]/[.C24])^2)" office:value-type="float" office:value="0.0123912562736608" calcext:value-type="float">
            <text:p>0,0123912563</text:p>
          </table:table-cell>
          <table:table-cell table:formula="of:=1/[.G24]" office:value-type="float" office:value="0.555233644859813" calcext:value-type="float">
            <text:p>0,5552336449</text:p>
          </table:table-cell>
          <table:table-cell table:formula="of:=[.I24]*[.H24]/[.G24]" office:value-type="float" office:value="0.00382003101033388" calcext:value-type="float">
            <text:p>0,00382003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8.03" calcext:value-type="float">
            <text:p>58,03</text:p>
          </table:table-cell>
          <table:table-cell office:value-type="float" office:value="0.3" calcext:value-type="float">
            <text:p>0,3</text:p>
          </table:table-cell>
          <table:table-cell table:style-name="ce3" table:formula="of:=[.C25]/[.E25]" office:value-type="float" office:value="1.82664139238325" calcext:value-type="float">
            <text:p>1,8266413924</text:p>
          </table:table-cell>
          <table:table-cell table:formula="of:=[.G25]*SQRT(([.F25]/[.E25])^2+ ([.D25]/[.C25])^2)" office:value-type="float" office:value="0.0127833737031615" calcext:value-type="float">
            <text:p>0,0127833737</text:p>
          </table:table-cell>
          <table:table-cell table:formula="of:=1/[.G25]" office:value-type="float" office:value="0.547452830188679" calcext:value-type="float">
            <text:p>0,5474528302</text:p>
          </table:table-cell>
          <table:table-cell table:formula="of:=[.I25]*[.H25]/[.G25]" office:value-type="float" office:value="0.00383123591873965" calcext:value-type="float">
            <text:p>0,0038312359</text:p>
          </table:table-cell>
          <table:table-cell table:number-columns-repeated="16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5" calcext:value-type="float">
            <text:p>50,5</text:p>
          </table:table-cell>
          <table:table-cell office:value-type="float" office:value="42.8" calcext:value-type="float">
            <text:p>42,8</text:p>
          </table:table-cell>
          <table:table-cell table:formula="of:=[.B30]-[.A30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0]-[.A30]"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formula="of:=[.D30]/([.D30]-[.F30])" office:value-type="float" office:value="1.37662337662338" calcext:value-type="float">
            <text:p>1,3766233766</text:p>
          </table:table-cell>
          <table:table-cell table:formula="of:=[.H30]^2*SQRT(([.F30]/[.D30]^2*[.E30])^2 + (1/[.D30]*[.G30])^2)" office:value-type="float" office:value="0.0185352344101012" calcext:value-type="float">
            <text:p>0,0185352344</text:p>
          </table:table-cell>
          <table:table-cell table:formula="of:=2*([.D30]-[.F30])/[.F30]" office:value-type="float" office:value="5.31034482758621" calcext:value-type="float">
            <text:p>5,3103448276</text:p>
          </table:table-cell>
          <table:table-cell table:formula="of:=2*SQRT(([.E30]/[.F30])^2 + ([.D30]/[.F30]^2*[.G30])^2)" office:value-type="float" office:value="0.261344601230654" calcext:value-type="float">
            <text:p>0,2613446012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662337662338" calcext:value-type="float">
            <text:p>1,377</text:p>
          </table:table-cell>
          <table:table-cell table:formula="of:=ROUNDUP([.I30];3)" office:value-type="float" office:value="0.019" calcext:value-type="float">
            <text:p>0,019</text:p>
          </table:table-cell>
          <table:table-cell table:style-name="ce1" office:value-type="float" office:value="5.31034482758621" calcext:value-type="float">
            <text:p>5,31</text:p>
          </table:table-cell>
          <table:table-cell table:formula="of:=ROUNDUP([.K30];2)"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0.4" calcext:value-type="float">
            <text:p>50,4</text:p>
          </table:table-cell>
          <table:table-cell office:value-type="float" office:value="42.5" calcext:value-type="float">
            <text:p>42,5</text:p>
          </table:table-cell>
          <table:table-cell table:formula="of:=[.B31]-[.A31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1]-[.A31]"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formula="of:=[.D31]/([.D31]-[.F31])" office:value-type="float" office:value="1.34177215189873" calcext:value-type="float">
            <text:p>1,3417721519</text:p>
          </table:table-cell>
          <table:table-cell table:formula="of:=[.H31]^2*SQRT(([.F31]/[.D31]^2*[.E31])^2 + (1/[.D31]*[.G31])^2)" office:value-type="float" office:value="0.0175267813542874" calcext:value-type="float">
            <text:p>0,0175267814</text:p>
          </table:table-cell>
          <table:table-cell table:formula="of:=2*([.D31]-[.F31])/[.F31]" office:value-type="float" office:value="5.85185185185185" calcext:value-type="float">
            <text:p>5,8518518519</text:p>
          </table:table-cell>
          <table:table-cell table:formula="of:=2*SQRT(([.E31]/[.F31])^2 + ([.D31]/[.F31]^2*[.G31])^2)" office:value-type="float" office:value="0.300095040966001" calcext:value-type="float">
            <text:p>0,30009504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177215189873" calcext:value-type="float">
            <text:p>1,342</text:p>
          </table:table-cell>
          <table:table-cell table:formula="of:=ROUNDUP([.I31];3)" office:value-type="float" office:value="0.018" calcext:value-type="float">
            <text:p>0,018</text:p>
          </table:table-cell>
          <table:table-cell table:style-name="ce1" office:value-type="float" office:value="5.85185185185185" calcext:value-type="float">
            <text:p>5,85</text:p>
          </table:table-cell>
          <table:table-cell table:formula="of:=ROUNDUP([.K31];2)"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1" calcext:value-type="float">
            <text:p>50,1</text:p>
          </table:table-cell>
          <table:table-cell office:value-type="float" office:value="42.5" calcext:value-type="float">
            <text:p>42,5</text:p>
          </table:table-cell>
          <table:table-cell table:formula="of:=[.B32]-[.A32]"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table:formula="of:=[.C32]-[.A32]"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formula="of:=[.D32]/([.D32]-[.F32])" office:value-type="float" office:value="1.3421052631579" calcext:value-type="float">
            <text:p>1,3421052632</text:p>
          </table:table-cell>
          <table:table-cell table:formula="of:=[.H32]^2*SQRT(([.F32]/[.D32]^2*[.E32])^2 + (1/[.D32]*[.G32])^2)" office:value-type="float" office:value="0.0182239575719401" calcext:value-type="float">
            <text:p>0,0182239576</text:p>
          </table:table-cell>
          <table:table-cell table:formula="of:=2*([.D32]-[.F32])/[.F32]" office:value-type="float" office:value="5.84615384615384" calcext:value-type="float">
            <text:p>5,8461538462</text:p>
          </table:table-cell>
          <table:table-cell table:formula="of:=2*SQRT(([.E32]/[.F32])^2 + ([.D32]/[.F32]^2*[.G32])^2)" office:value-type="float" office:value="0.311424789750077" calcext:value-type="float">
            <text:p>0,3114247898</text:p>
          </table:table-cell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21052631579" calcext:value-type="float">
            <text:p>1,342</text:p>
          </table:table-cell>
          <table:table-cell table:formula="of:=ROUNDUP([.I32];3)" office:value-type="float" office:value="0.019" calcext:value-type="float">
            <text:p>0,019</text:p>
          </table:table-cell>
          <table:table-cell table:style-name="ce1" office:value-type="float" office:value="5.84615384615384" calcext:value-type="float">
            <text:p>5,85</text:p>
          </table:table-cell>
          <table:table-cell table:formula="of:=ROUNDUP([.K32];2)"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3.3" calcext:value-type="float">
            <text:p>53,3</text:p>
          </table:table-cell>
          <table:table-cell office:value-type="float" office:value="43.4" calcext:value-type="float">
            <text:p>43,4</text:p>
          </table:table-cell>
          <table:table-cell table:formula="of:=[.B33]-[.A33]"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table:formula="of:=[.C33]-[.A33]"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formula="of:=[.D33]/([.D33]-[.F33])" office:value-type="float" office:value="1.36363636363636" calcext:value-type="float">
            <text:p>1,3636363636</text:p>
          </table:table-cell>
          <table:table-cell table:formula="of:=[.H33]^2*SQRT(([.F33]/[.D33]^2*[.E33])^2 + (1/[.D33]*[.G33])^2)" office:value-type="float" office:value="0.0142554404924335" calcext:value-type="float">
            <text:p>0,0142554405</text:p>
          </table:table-cell>
          <table:table-cell table:formula="of:=2*([.D33]-[.F33])/[.F33]" office:value-type="float" office:value="5.5" calcext:value-type="float">
            <text:p>5,5</text:p>
          </table:table-cell>
          <table:table-cell table:formula="of:=2*SQRT(([.E33]/[.F33])^2 + ([.D33]/[.F33]^2*[.G33])^2)" office:value-type="float" office:value="0.215613537448056" calcext:value-type="float">
            <text:p>0,2156135374</text:p>
          </table:table-cell>
          <table:table-cell table:number-columns-repeated="2"/>
          <table:table-cell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6363636363636" calcext:value-type="float">
            <text:p>1,364</text:p>
          </table:table-cell>
          <table:table-cell table:formula="of:=ROUNDUP([.I33];3)" office:value-type="float" office:value="0.015" calcext:value-type="float">
            <text:p>0,015</text:p>
          </table:table-cell>
          <table:table-cell table:style-name="ce1" office:value-type="float" office:value="5.5" calcext:value-type="float">
            <text:p>5,50</text:p>
          </table:table-cell>
          <table:table-cell table:formula="of:=ROUNDUP([.K33];2)" office:value-type="float" office:value="0.22" calcext:value-type="float">
            <text:p>0,22</text:p>
          </table:table-cell>
          <table:table-cell table:number-columns-repeated="5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48.4" calcext:value-type="float">
            <text:p>48,4</text:p>
          </table:table-cell>
          <table:table-cell office:value-type="float" office:value="42.2" calcext:value-type="float">
            <text:p>42,2</text:p>
          </table:table-cell>
          <table:table-cell table:formula="of:=[.B34]-[.A34]"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table:formula="of:=[.C34]-[.A34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4]/([.D34]-[.F34])" office:value-type="float" office:value="1.37096774193548" calcext:value-type="float">
            <text:p>1,3709677419</text:p>
          </table:table-cell>
          <table:table-cell table:formula="of:=[.H34]^2*SQRT(([.F34]/[.D34]^2*[.E34])^2 + (1/[.D34]*[.G34])^2)" office:value-type="float" office:value="0.0229075962151419" calcext:value-type="float">
            <text:p>0,0229075962</text:p>
          </table:table-cell>
          <table:table-cell table:formula="of:=2*([.D34]-[.F34])/[.F34]" office:value-type="float" office:value="5.39130434782607" calcext:value-type="float">
            <text:p>5,3913043478</text:p>
          </table:table-cell>
          <table:table-cell table:formula="of:=2*SQRT(([.E34]/[.F34])^2 + ([.D34]/[.F34]^2*[.G34])^2)" office:value-type="float" office:value="0.33291795784879" calcext:value-type="float">
            <text:p>0,3329179578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096774193548" calcext:value-type="float">
            <text:p>1,371</text:p>
          </table:table-cell>
          <table:table-cell table:formula="of:=ROUNDUP([.I34];3)" office:value-type="float" office:value="0.023" calcext:value-type="float">
            <text:p>0,023</text:p>
          </table:table-cell>
          <table:table-cell table:style-name="ce1" office:value-type="float" office:value="5.39130434782607" calcext:value-type="float">
            <text:p>5,39</text:p>
          </table:table-cell>
          <table:table-cell table:formula="of:=ROUNDUP([.K34];2)"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48" calcext:value-type="float">
            <text:p>48</text:p>
          </table:table-cell>
          <table:table-cell office:value-type="float" office:value="42.1" calcext:value-type="float">
            <text:p>42,1</text:p>
          </table:table-cell>
          <table:table-cell table:formula="of:=[.B35]-[.A35]"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table:formula="of:=[.C35]-[.A35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5]/([.D35]-[.F35])" office:value-type="float" office:value="1.38983050847458" calcext:value-type="float">
            <text:p>1,3898305085</text:p>
          </table:table-cell>
          <table:table-cell table:formula="of:=[.H35]^2*SQRT(([.F35]/[.D35]^2*[.E35])^2 + (1/[.D35]*[.G35])^2)" office:value-type="float" office:value="0.0244655405384047" calcext:value-type="float">
            <text:p>0,0244655405</text:p>
          </table:table-cell>
          <table:table-cell table:formula="of:=2*([.D35]-[.F35])/[.F35]" office:value-type="float" office:value="5.13043478260869" calcext:value-type="float">
            <text:p>5,1304347826</text:p>
          </table:table-cell>
          <table:table-cell table:formula="of:=2*SQRT(([.E35]/[.F35])^2 + ([.D35]/[.F35]^2*[.G35])^2)" office:value-type="float" office:value="0.321983163002596" calcext:value-type="float">
            <text:p>0,321983163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8983050847458" calcext:value-type="float">
            <text:p>1,390</text:p>
          </table:table-cell>
          <table:table-cell table:formula="of:=ROUNDUP([.I35];3)" office:value-type="float" office:value="0.025" calcext:value-type="float">
            <text:p>0,025</text:p>
          </table:table-cell>
          <table:table-cell table:style-name="ce1" office:value-type="float" office:value="5.13043478260869" calcext:value-type="float">
            <text:p>5,13</text:p>
          </table:table-cell>
          <table:table-cell table:formula="of:=ROUNDUP([.K35];2)"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table:formula="of:=AVERAGE([.H30:.H35])" office:value-type="float" office:value="1.36415590095441" calcext:value-type="float">
            <text:p>1,364155901</text:p>
          </table:table-cell>
          <table:table-cell table:formula="of:=AVERAGE([.I30:.I35])" office:value-type="float" office:value="0.0193190917637181" calcext:value-type="float">
            <text:p>0,0193190918</text:p>
          </table:table-cell>
          <table:table-cell table:formula="of:=AVERAGE([.J30:.J35])" office:value-type="float" office:value="5.50501494267111" calcext:value-type="float">
            <text:p>5,505014942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formula="of:=COM.MICROSOFT.STDEV.P([.H30:.H35])" office:value-type="float" office:value="0.0175525751504241" calcext:value-type="float">
            <text:p>0,0175525752</text:p>
          </table:table-cell>
          <table:table-cell table:formula="of:=[.H38]+[.I37]" office:value-type="float" office:value="0.0368716669141423" calcext:value-type="float">
            <text:p>0,0368716669</text:p>
          </table:table-cell>
          <table:table-cell table:formula="of:=COM.MICROSOFT.STDEV.P([.J30:.J35])" office:value-type="float" office:value="0.267031081864082" calcext:value-type="float">
            <text:p>0,2670310819</text:p>
          </table:table-cell>
          <table:table-cell table:formula="of:=AVERAGE([.K30:.K35])" office:value-type="float" office:value="0.290563181707696" calcext:value-type="float">
            <text:p>0,2905631817</text:p>
          </table:table-cell>
          <table:table-cell table:formula="of:=[.J38]+[.K38]" office:value-type="float" office:value="0.557594263571778" calcext:value-type="float">
            <text:p>0,557594263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 style:data-style-name="N2" text:time-value="17:20:47.95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5-15T13:22:59.980651886</meta:creation-date>
    <dc:date>2015-05-18T00:16:37.292000000</dc:date>
    <meta:editing-duration>PT3H31M13S</meta:editing-duration>
    <meta:editing-cycles>7</meta:editing-cycles>
    <meta:generator>LibreOffice/4.2.6.3$Windows_x86 LibreOffice_project/3fd416d4c6db7d3204c17ce57a1d70f6e531ee21</meta:generator>
    <meta:document-statistic meta:table-count="1" meta:cell-count="3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H12:Tabelle1.H17" chart:error-lower-range="Tabelle1.H12:Tabelle1.H17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category="cell-range" chart:error-upper-range="Tabelle1.H12:Tabelle1.H17" chart:error-lower-range="Tabelle1.H12:Tabelle1.H1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lower-limit="0.05" chart:error-upper-limit="0.05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error-upper-indicator="true" chart:error-lower-indicator="true" chart:error-category="cell-range" chart:error-upper-range="Tabelle1.H12:Tabelle1.H17" chart:error-lower-range="Tabelle1.H12:Tabelle1.H17" char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Tabelle1.A12:Tabelle1.A17 Tabelle1.G12:Tabelle1.G17" svg:x="0.77cm" svg:y="0.855cm" svg:width="12.486cm" svg:height="7.545cm">
          <chartooo:coordinate-region svg:x="1.682cm" svg:y="1.054cm" svg:width="11.33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12:Tabelle1.G17" chart:class="chart:scatter">
            <chart:domain table:cell-range-address="Tabelle1.A12:Tabelle1.A17"/>
            <chart:error-indicator chart:style-name="ch7" chart:dimension="x"/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Tabelle1.A12:Tabelle1.A17</svg:desc>
                </draw:g>
              </table:table-cell>
              <table:table-cell office:value-type="float" office:value="1.91790040376851">
                <text:p>1.91790040376851</text:p>
                <draw:g>
                  <svg:desc>Tabelle1.G12:Tabelle1.G17</svg:desc>
                </draw:g>
              </table:table-cell>
              <table:table-cell office:value-type="float" office:value="0.0128241397517675">
                <text:p>0.0128241397517675</text:p>
                <draw:g>
                  <svg:desc>Tabelle1.H12:Tabelle1.H17</svg:desc>
                </draw:g>
              </table:table-cell>
              <table:table-cell office:value-type="float" office:value="0.0128241397517675">
                <text:p>0.0128241397517675</text:p>
                <draw:g>
                  <svg:desc>Tabelle1.H12:Tabelle1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3617784152026">
                <text:p>1.93617784152026</text:p>
              </table:table-cell>
              <table:table-cell office:value-type="float" office:value="0.0137399449435899">
                <text:p>0.0137399449435899</text:p>
              </table:table-cell>
              <table:table-cell office:value-type="float" office:value="0.0137399449435899">
                <text:p>0.0137399449435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94986072423398">
                <text:p>1.94986072423398</text:p>
              </table:table-cell>
              <table:table-cell office:value-type="float" office:value="0.0142902470169137">
                <text:p>0.0142902470169137</text:p>
              </table:table-cell>
              <table:table-cell office:value-type="float" office:value="0.0142902470169137">
                <text:p>0.0142902470169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958937653042">
                <text:p>1.958937653042</text:p>
              </table:table-cell>
              <table:table-cell office:value-type="float" office:value="0.0145338440221471">
                <text:p>0.0145338440221471</text:p>
              </table:table-cell>
              <table:table-cell office:value-type="float" office:value="0.0145338440221471">
                <text:p>0.0145338440221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96733481811433">
                <text:p>1.96733481811433</text:p>
              </table:table-cell>
              <table:table-cell office:value-type="float" office:value="0.0143563879330928">
                <text:p>0.0143563879330928</text:p>
              </table:table-cell>
              <table:table-cell office:value-type="float" office:value="0.0143563879330928">
                <text:p>0.0143563879330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98130841121495">
                <text:p>1.98130841121495</text:p>
              </table:table-cell>
              <table:table-cell office:value-type="float" office:value="0.0145182332776503">
                <text:p>0.0145182332776503</text:p>
              </table:table-cell>
              <table:table-cell office:value-type="float" office:value="0.0145182332776503">
                <text:p>0.0145182332776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H20:Tabelle1.H25" chart:error-lower-range="Tabelle1.H20:Tabelle1.H25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category="cell-range" chart:error-upper-range="Tabelle1.H20:Tabelle1.H25" chart:error-lower-range="Tabelle1.H20:Tabelle1.H2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Tabelle1.H20:Tabelle1.H25" chart:error-lower-range="Tabelle1.H20:Tabelle1.H25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Tabelle1.A20:Tabelle1.A25 Tabelle1.G20:Tabelle1.G25" svg:x="0.77cm" svg:y="0.855cm" svg:width="12.486cm" svg:height="7.545cm">
          <chartooo:coordinate-region svg:x="1.682cm" svg:y="1.054cm" svg:width="11.33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20:Tabelle1.G25" chart:class="chart:scatter">
            <chart:domain table:cell-range-address="Tabelle1.A20:Tabelle1.A25"/>
            <chart:error-indicator chart:style-name="ch7" chart:dimension="x"/>
            <chart:error-indicator chart:style-name="ch7" chart:dimension="y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A20:Tabelle1.A25</svg:desc>
                </draw:g>
              </table:table-cell>
              <table:table-cell office:value-type="float" office:value="1.84816089871354">
                <text:p>1.84816089871354</text:p>
                <draw:g>
                  <svg:desc>Tabelle1.G20:Tabelle1.G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.8117854001759">
                <text:p>1.8117854001759</text:p>
              </table:table-cell>
              <table:table-cell office:value-type="float" office:value="0.0129909056328152">
                <text:p>0.0129909056328152</text:p>
              </table:table-cell>
              <table:table-cell office:value-type="float" office:value="0.0129909056328152">
                <text:p>0.0129909056328152</text:p>
              </table:table-cell>
              <table:table-cell office:value-type="float" office:value="0.0129909056328152">
                <text:p>0.0129909056328152</text:p>
              </table:table-cell>
              <table:table-cell office:value-type="float" office:value="0.0129909056328152">
                <text:p>0.0129909056328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2360161318604">
                <text:p>1.82360161318604</text:p>
              </table:table-cell>
              <table:table-cell office:value-type="float" office:value="0.0129957175589302">
                <text:p>0.0129957175589302</text:p>
              </table:table-cell>
              <table:table-cell office:value-type="float" office:value="0.0129957175589302">
                <text:p>0.0129957175589302</text:p>
              </table:table-cell>
              <table:table-cell office:value-type="float" office:value="0.0129957175589302">
                <text:p>0.0129957175589302</text:p>
              </table:table-cell>
              <table:table-cell office:value-type="float" office:value="0.0129957175589302">
                <text:p>0.0129957175589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83050847457627">
                <text:p>1.83050847457627</text:p>
              </table:table-cell>
              <table:table-cell office:value-type="float" office:value="0.0125877387845823">
                <text:p>0.0125877387845823</text:p>
              </table:table-cell>
              <table:table-cell office:value-type="float" office:value="0.0125877387845823">
                <text:p>0.0125877387845823</text:p>
              </table:table-cell>
              <table:table-cell office:value-type="float" office:value="0.0125877387845823">
                <text:p>0.0125877387845823</text:p>
              </table:table-cell>
              <table:table-cell office:value-type="float" office:value="0.0125877387845823">
                <text:p>0.0125877387845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80104359535432">
                <text:p>1.80104359535432</text:p>
              </table:table-cell>
              <table:table-cell office:value-type="float" office:value="0.0123912562736608">
                <text:p>0.0123912562736608</text:p>
              </table:table-cell>
              <table:table-cell office:value-type="float" office:value="0.0123912562736608">
                <text:p>0.0123912562736608</text:p>
              </table:table-cell>
              <table:table-cell office:value-type="float" office:value="0.0123912562736608">
                <text:p>0.0123912562736608</text:p>
              </table:table-cell>
              <table:table-cell office:value-type="float" office:value="0.0123912562736608">
                <text:p>0.0123912562736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82664139238325">
                <text:p>1.82664139238325</text:p>
              </table:table-cell>
              <table:table-cell office:value-type="float" office:value="0.0127833737031615">
                <text:p>0.0127833737031615</text:p>
              </table:table-cell>
              <table:table-cell office:value-type="float" office:value="0.0127833737031615">
                <text:p>0.0127833737031615</text:p>
              </table:table-cell>
              <table:table-cell office:value-type="float" office:value="0.0127833737031615">
                <text:p>0.0127833737031615</text:p>
              </table:table-cell>
              <table:table-cell office:value-type="float" office:value="0.0127833737031615">
                <text:p>0.0127833737031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